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9D231BB27266803C.png" manifest:media-type="image/png"/>
  <manifest:file-entry manifest:full-path="Pictures/10000001000000700000009A71996962089AAB98.png" manifest:media-type="image/png"/>
  <manifest:file-entry manifest:full-path="Pictures/2000007000000B9E00000FF0BF3E181ADFB228ED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ny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adornments="Normalny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na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adornments="Regularna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eeeeee" draw:textarea-horizontal-align="left" draw:textarea-vertical-align="top" draw:auto-grow-height="false" fo:min-height="9.22cm" fo:min-width="10.77cm" fo:padding-top="0.14cm" fo:padding-bottom="0.14cm" fo:padding-left="0.265cm" fo:padding-right="0.265cm"/>
      <style:paragraph-properties style:writing-mode="lr-tb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left" draw:textarea-vertical-align="top" draw:auto-grow-height="false" fo:min-height="5.32cm" fo:min-width="8.97cm" fo:padding-top="0.14cm" fo:padding-bottom="0.14cm" fo:padding-left="0.265cm" fo:padding-right="0.265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ef7a" draw:textarea-horizontal-align="justify" draw:textarea-vertical-align="middle" draw:auto-grow-height="false" fo:min-height="2.72cm" fo:min-width="2.62cm" fo:padding-top="0.14cm" fo:padding-bottom="0.14cm" fo:padding-left="0.265cm" fo:padding-right="0.265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748cm" fo:min-width="0.749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fo:min-height="0.572cm"/>
      <style:paragraph-properties style:writing-mode="lr-tb"/>
    </style:style>
    <style:style style:name="gr6" style:family="graphic" style:parent-style-name="objectwithoutfill">
      <style:graphic-properties svg:stroke-width="0.03cm" svg:stroke-color="#000000" draw:marker-start-width="0.245cm" draw:marker-end="Groty_20_strzałek_20_1" draw:marker-end-width="0.27cm" draw:fill="none" draw:textarea-vertical-align="middle" fo:padding-top="0.14cm" fo:padding-bottom="0.14cm" fo:padding-left="0.265cm" fo:padding-right="0.265cm"/>
    </style:style>
    <style:style style:name="gr7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Obiekt_20_bez_20_wypełnienia_20_i_20_bez_20_linii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98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09" style:family="graphic" style:parent-style-name="standard">
      <style:graphic-properties svg:stroke-color="#ffffff" draw:fill="none" draw:textarea-horizontal-align="justify" draw:textarea-vertical-align="middle" draw:auto-grow-height="false" fo:min-height="10.95cm" fo:min-width="27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ffef7a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1.3cm" svg:height="9.5cm" svg:x="7.9cm" svg:y="3.1cm">
          <text:p text:style-name="P1"><text:span text:style-name="T1">Clou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5cm" svg:height="5.6cm" svg:x="8.8cm" svg:y="3.9cm">
          <text:p text:style-name="P1"><text:span text:style-name="T1">Kubernet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15cm" svg:height="3cm" svg:x="14.35cm" svg:y="5.1cm">
          <draw:glue-point draw:id="4" svg:x="5cm" svg:y="-2.666cm"/>
          <draw:glue-point draw:id="5" svg:x="5cm" svg:y="2.333cm"/>
          <text:p text:style-name="P1"><text:span text:style-name="T1">BackOffice</text:span></text:p>
          <draw:enhanced-geometry svg:viewBox="0 0 21600 21600" draw:type="rectangle" draw:enhanced-path="M 0 0 L 21600 0 21600 21600 0 21600 0 0 Z N"/>
        </draw:custom-shape>
        <draw:g xml:id="id2" draw:id="id2">
          <draw:g>
            <draw:custom-shape draw:style-name="gr4" draw:text-style-name="P5" draw:layer="layout" svg:width="1.278cm" svg:height="1.644cm" svg:x="15.286cm" svg:y="9.95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5" draw:text-style-name="P6" draw:layer="layout" svg:width="2.01cm" svg:height="0.822cm" svg:x="14.92cm" svg:y="11.691cm">
              <draw:text-box>
                <text:p text:style-name="P1">Storage</text:p>
              </draw:text-box>
            </draw:frame>
          </draw:g>
        </draw:g>
        <draw:connector draw:style-name="gr6" draw:text-style-name="P7" draw:layer="layout" svg:x1="15.925cm" svg:y1="8.1cm" svg:x2="15.925cm" svg:y2="9.955cm" draw:start-shape="id1" draw:start-glue-point="2" draw:end-shape="id2" draw:end-glue-point="0" svg:d="M15925 8100v1855" svg:viewBox="0 0 1 1856">
          <text:p/>
        </draw:connector>
        <draw:frame draw:style-name="gr7" draw:text-style-name="P1" draw:layer="layout" svg:width="0.909cm" svg:height="0.909cm" svg:x="8.991cm" svg:y="8.5cm">
          <draw:image xlink:href="Pictures/1000000100000100000001009D231BB27266803C.png" xlink:type="simple" xlink:show="embed" xlink:actuate="onLoad" draw:mime-type="image/png">
            <text:p/>
          </draw:image>
        </draw:frame>
        <draw:g xml:id="id3" draw:id="id3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glue-point draw:id="9" svg:x="5.083cm" svg:y="5.078cm"/>
          <draw:glue-point draw:id="10" svg:x="5.083cm" svg:y="3.884cm"/>
          <draw:glue-point draw:id="11" svg:x="5.083cm" svg:y="4.256cm"/>
          <draw:path draw:style-name="gr8" draw:text-style-name="P8" draw:layer="layout" svg:width="0.971cm" svg:height="0.555cm" svg:x="21.376cm" svg:y="10.138cm" svg:viewBox="0 0 972 556" svg:d="M0 556c0 0 737-205 907-360 156-143-1-196-114-196 0 71-793 523-793 556z">
            <text:p/>
          </draw:path>
          <draw:g>
            <draw:polygon draw:style-name="gr9" draw:text-style-name="P9" draw:layer="layout" svg:width="1.918cm" svg:height="1.108cm" svg:x="20.241cm" svg:y="9.662cm" svg:viewBox="0 0 1919 1109" draw:points="776,1109 1919,449 1144,0 0,661">
              <text:p/>
            </draw:polygon>
            <draw:polygon draw:style-name="gr10" draw:text-style-name="P10" draw:layer="layout" svg:width="1.265cm" svg:height="0.731cm" svg:x="20.445cm" svg:y="9.781cm" svg:viewBox="0 0 1266 732" draw:points="1266,189 939,0 0,543 327,732">
              <text:p/>
            </draw:polygon>
            <draw:polygon draw:style-name="gr11" draw:text-style-name="P11" draw:layer="layout" svg:width="1.143cm" svg:height="1.699cm" svg:x="20.241cm" svg:y="8.624cm" svg:viewBox="0 0 1144 1700" draw:points="1144,1039 1144,0 0,661 0,1700">
              <text:p/>
            </draw:polygon>
            <draw:polygon draw:style-name="gr12" draw:text-style-name="P12" draw:layer="layout" svg:width="1.061cm" svg:height="1.486cm" svg:x="20.282cm" svg:y="8.694cm" svg:viewBox="0 0 1062 1487" draw:points="1062,873 1062,0 0,614 0,1487">
              <text:p/>
            </draw:polygon>
            <draw:polygon draw:style-name="gr13" draw:text-style-name="P9" draw:layer="layout" svg:width="1.183cm" svg:height="0.684cm" svg:x="20.2cm" svg:y="8.6cm" svg:viewBox="0 0 1184 685" draw:points="41,685 1184,24 1144,0 0,661">
              <text:p/>
            </draw:polygon>
            <draw:polygon draw:style-name="gr14" draw:text-style-name="P13" draw:layer="layout" svg:width="0.04cm" svg:height="1.061cm" svg:x="20.2cm" svg:y="9.261cm" svg:viewBox="0 0 41 1062" draw:points="41,1062 41,24 0,0 0,1039">
              <text:p/>
            </draw:polygon>
            <draw:polygon draw:style-name="gr15" draw:text-style-name="P13" draw:layer="layout" svg:width="0.775cm" svg:height="0.565cm" svg:x="20.241cm" svg:y="10.323cm" svg:viewBox="0 0 776 566" draw:points="776,566 776,449 0,0 0,118">
              <text:p/>
            </draw:polygon>
            <draw:line draw:style-name="gr16" draw:text-style-name="P14" draw:layer="layout" svg:x1="21.629cm" svg:y1="9.922cm" svg:x2="20.69cm" svg:y2="10.465cm">
              <text:p/>
            </draw:line>
            <draw:line draw:style-name="gr17" draw:text-style-name="P14" draw:layer="layout" svg:x1="21.547cm" svg:y1="9.875cm" svg:x2="20.608cm" svg:y2="10.418cm">
              <text:p/>
            </draw:line>
            <draw:line draw:style-name="gr18" draw:text-style-name="P14" draw:layer="layout" svg:x1="21.466cm" svg:y1="9.828cm" svg:x2="20.527cm" svg:y2="10.371cm">
              <text:p/>
            </draw:line>
            <draw:line draw:style-name="gr19" draw:text-style-name="P14" draw:layer="layout" svg:x1="20.65cm" svg:y1="10.3cm" svg:x2="20.568cm" svg:y2="10.253cm">
              <text:p/>
            </draw:line>
            <draw:line draw:style-name="gr20" draw:text-style-name="P14" draw:layer="layout" svg:x1="20.731cm" svg:y1="10.252cm" svg:x2="20.649cm" svg:y2="10.205cm">
              <text:p/>
            </draw:line>
            <draw:line draw:style-name="gr21" draw:text-style-name="P14" draw:layer="layout" svg:x1="20.813cm" svg:y1="10.205cm" svg:x2="20.731cm" svg:y2="10.158cm">
              <text:p/>
            </draw:line>
            <draw:line draw:style-name="gr22" draw:text-style-name="P14" draw:layer="layout" svg:x1="20.772cm" svg:y1="10.323cm" svg:x2="20.69cm" svg:y2="10.276cm">
              <text:p/>
            </draw:line>
            <draw:line draw:style-name="gr23" draw:text-style-name="P14" draw:layer="layout" svg:x1="20.854cm" svg:y1="10.276cm" svg:x2="20.772cm" svg:y2="10.229cm">
              <text:p/>
            </draw:line>
            <draw:line draw:style-name="gr24" draw:text-style-name="P14" draw:layer="layout" svg:x1="20.935cm" svg:y1="10.229cm" svg:x2="20.853cm" svg:y2="10.182cm">
              <text:p/>
            </draw:line>
            <draw:line draw:style-name="gr25" draw:text-style-name="P14" draw:layer="layout" svg:x1="20.895cm" svg:y1="10.158cm" svg:x2="20.813cm" svg:y2="10.111cm">
              <text:p/>
            </draw:line>
            <draw:line draw:style-name="gr26" draw:text-style-name="P14" draw:layer="layout" svg:x1="21.017cm" svg:y1="10.181cm" svg:x2="20.935cm" svg:y2="10.134cm">
              <text:p/>
            </draw:line>
            <draw:line draw:style-name="gr27" draw:text-style-name="P14" draw:layer="layout" svg:x1="20.976cm" svg:y1="10.111cm" svg:x2="20.894cm" svg:y2="10.064cm">
              <text:p/>
            </draw:line>
            <draw:line draw:style-name="gr28" draw:text-style-name="P14" draw:layer="layout" svg:x1="21.058cm" svg:y1="10.064cm" svg:x2="20.976cm" svg:y2="10.017cm">
              <text:p/>
            </draw:line>
            <draw:line draw:style-name="gr29" draw:text-style-name="P14" draw:layer="layout" svg:x1="21.14cm" svg:y1="10.016cm" svg:x2="21.058cm" svg:y2="9.969cm">
              <text:p/>
            </draw:line>
            <draw:line draw:style-name="gr30" draw:text-style-name="P14" draw:layer="layout" svg:x1="21.099cm" svg:y1="10.134cm" svg:x2="21.017cm" svg:y2="10.087cm">
              <text:p/>
            </draw:line>
            <draw:line draw:style-name="gr31" draw:text-style-name="P14" draw:layer="layout" svg:x1="21.181cm" svg:y1="10.087cm" svg:x2="21.099cm" svg:y2="10.04cm">
              <text:p/>
            </draw:line>
            <draw:line draw:style-name="gr32" draw:text-style-name="P14" draw:layer="layout" svg:x1="21.262cm" svg:y1="10.04cm" svg:x2="21.18cm" svg:y2="9.993cm">
              <text:p/>
            </draw:line>
            <draw:line draw:style-name="gr33" draw:text-style-name="P14" draw:layer="layout" svg:x1="21.221cm" svg:y1="9.969cm" svg:x2="21.139cm" svg:y2="9.922cm">
              <text:p/>
            </draw:line>
            <draw:line draw:style-name="gr34" draw:text-style-name="P14" draw:layer="layout" svg:x1="21.344cm" svg:y1="9.992cm" svg:x2="21.262cm" svg:y2="9.945cm">
              <text:p/>
            </draw:line>
            <draw:line draw:style-name="gr35" draw:text-style-name="P14" draw:layer="layout" svg:x1="21.303cm" svg:y1="9.922cm" svg:x2="21.221cm" svg:y2="9.875cm">
              <text:p/>
            </draw:line>
            <draw:line draw:style-name="gr36" draw:text-style-name="P14" draw:layer="layout" svg:x1="21.385cm" svg:y1="9.875cm" svg:x2="21.303cm" svg:y2="9.828cm">
              <text:p/>
            </draw:line>
            <draw:line draw:style-name="gr37" draw:text-style-name="P14" draw:layer="layout" svg:x1="21.426cm" svg:y1="9.945cm" svg:x2="21.344cm" svg:y2="9.898cm">
              <text:p/>
            </draw:line>
            <draw:line draw:style-name="gr38" draw:text-style-name="P14" draw:layer="layout" svg:x1="20.895cm" svg:y1="10.347cm" svg:x2="20.813cm" svg:y2="10.3cm">
              <text:p/>
            </draw:line>
            <draw:line draw:style-name="gr39" draw:text-style-name="P14" draw:layer="layout" svg:x1="20.976cm" svg:y1="10.3cm" svg:x2="20.894cm" svg:y2="10.253cm">
              <text:p/>
            </draw:line>
            <draw:line draw:style-name="gr40" draw:text-style-name="P14" draw:layer="layout" svg:x1="21.058cm" svg:y1="10.252cm" svg:x2="20.976cm" svg:y2="10.205cm">
              <text:p/>
            </draw:line>
            <draw:line draw:style-name="gr41" draw:text-style-name="P14" draw:layer="layout" svg:x1="21.099cm" svg:y1="10.323cm" svg:x2="21.017cm" svg:y2="10.276cm">
              <text:p/>
            </draw:line>
            <draw:line draw:style-name="gr42" draw:text-style-name="P14" draw:layer="layout" svg:x1="21.181cm" svg:y1="10.276cm" svg:x2="21.099cm" svg:y2="10.229cm">
              <text:p/>
            </draw:line>
            <draw:line draw:style-name="gr43" draw:text-style-name="P14" draw:layer="layout" svg:x1="21.14cm" svg:y1="10.205cm" svg:x2="21.058cm" svg:y2="10.158cm">
              <text:p/>
            </draw:line>
            <draw:line draw:style-name="gr44" draw:text-style-name="P14" draw:layer="layout" svg:x1="21.221cm" svg:y1="10.158cm" svg:x2="21.139cm" svg:y2="10.111cm">
              <text:p/>
            </draw:line>
            <draw:line draw:style-name="gr45" draw:text-style-name="P14" draw:layer="layout" svg:x1="21.303cm" svg:y1="10.111cm" svg:x2="21.221cm" svg:y2="10.064cm">
              <text:p/>
            </draw:line>
            <draw:line draw:style-name="gr46" draw:text-style-name="P14" draw:layer="layout" svg:x1="21.385cm" svg:y1="10.064cm" svg:x2="21.303cm" svg:y2="10.017cm">
              <text:p/>
            </draw:line>
            <draw:line draw:style-name="gr47" draw:text-style-name="P14" draw:layer="layout" svg:x1="21.507cm" svg:y1="10.087cm" svg:x2="21.425cm" svg:y2="10.04cm">
              <text:p/>
            </draw:line>
            <draw:line draw:style-name="gr48" draw:text-style-name="P14" draw:layer="layout" svg:x1="21.466cm" svg:y1="10.016cm" svg:x2="21.384cm" svg:y2="9.969cm">
              <text:p/>
            </draw:line>
            <draw:line draw:style-name="gr49" draw:text-style-name="P14" draw:layer="layout" svg:x1="21.589cm" svg:y1="10.04cm" svg:x2="21.507cm" svg:y2="9.993cm">
              <text:p/>
            </draw:line>
            <draw:line draw:style-name="gr50" draw:text-style-name="P14" draw:layer="layout" svg:x1="20.935cm" svg:y1="10.418cm" svg:x2="20.853cm" svg:y2="10.371cm">
              <text:p/>
            </draw:line>
            <draw:line draw:style-name="gr51" draw:text-style-name="P14" draw:layer="layout" svg:x1="21.017cm" svg:y1="10.37cm" svg:x2="20.935cm" svg:y2="10.323cm">
              <text:p/>
            </draw:line>
            <draw:polygon draw:style-name="gr52" draw:text-style-name="P11" draw:layer="layout" svg:width="1.143cm" svg:height="0.778cm" svg:x="21.017cm" svg:y="10.111cm" svg:viewBox="0 0 1144 779" draw:points="1144,118 1144,0 0,661 0,779">
              <text:p/>
            </draw:polygon>
            <draw:polygon draw:style-name="gr53" draw:text-style-name="P15" draw:layer="layout" svg:width="1.96cm" svg:height="2.289cm" svg:x="20.2cm" svg:y="8.6cm" svg:viewBox="0 0 1961 2290" draw:points="1144,0 0,661 0,1700 41,1723 41,1841 817,2290 1961,1629 1961,1511 1185,1062 1185,24">
              <text:p/>
            </draw:polygon>
            <draw:polygon draw:style-name="gr54" draw:text-style-name="P16" draw:layer="layout" svg:width="0.489cm" svg:height="0.282cm" svg:x="21.18cm" svg:y="10.182cm" svg:viewBox="0 0 490 283" draw:points="490,118 286,0 0,165 204,283">
              <text:p/>
            </draw:polygon>
            <draw:line draw:style-name="gr55" draw:text-style-name="P14" draw:layer="layout" svg:x1="20.69cm" svg:y1="10.37cm" svg:x2="20.608cm" svg:y2="10.323cm">
              <text:p/>
            </draw:line>
            <draw:line draw:style-name="gr56" draw:text-style-name="P14" draw:layer="layout" svg:x1="20.813cm" svg:y1="10.394cm" svg:x2="20.731cm" svg:y2="10.347cm">
              <text:p/>
            </draw:line>
          </draw:g>
        </draw:g>
        <draw:g xml:id="id5" draw:id="id5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57" draw:text-style-name="P8" draw:layer="layout" svg:width="1.011cm" svg:height="0.336cm" svg:x="5.988cm" svg:y="4.893cm" svg:viewBox="0 0 1012 337" svg:d="M0 334c133 0 1012 28 1012-83 0-112-350-251-482-251 0 83-530 223-530 334z">
            <text:p/>
          </draw:path>
          <draw:g>
            <draw:polygon draw:style-name="gr58" draw:text-style-name="P13" draw:layer="layout" svg:width="0.481cm" svg:height="0.807cm" svg:x="6.036cm" svg:y="4.503cm" svg:viewBox="0 0 482 808" draw:points="0,530 0,0 482,251 482,808">
              <text:p/>
            </draw:polygon>
            <draw:polygon draw:style-name="gr59" draw:text-style-name="P9" draw:layer="layout" svg:width="0.336cm" svg:height="0.194cm" svg:x="5.988cm" svg:y="4.865cm" svg:viewBox="0 0 337 195" draw:points="96,195 0,139 241,0 337,56">
              <text:p/>
            </draw:polygon>
            <draw:polygon draw:style-name="gr60" draw:text-style-name="P13" draw:layer="layout" svg:width="0.095cm" svg:height="0.752cm" svg:x="5.891cm" svg:y="4.475cm" svg:viewBox="0 0 96 753" draw:points="0,697 0,0 96,56 96,753">
              <text:p/>
            </draw:polygon>
            <draw:polygon draw:style-name="gr61" draw:text-style-name="P11" draw:layer="layout" svg:width="0.336cm" svg:height="0.752cm" svg:x="5.988cm" svg:y="4.475cm" svg:viewBox="0 0 337 753" draw:points="0,753 0,56 96,0 96,585 337,446 337,557">
              <text:p/>
            </draw:polygon>
            <draw:polygon draw:style-name="gr62" draw:text-style-name="P13" draw:layer="layout" svg:width="0.481cm" svg:height="0.835cm" svg:x="5.072cm" svg:y="4.057cm" svg:viewBox="0 0 482 836" draw:points="0,557 0,0 482,279 482,836">
              <text:p/>
            </draw:polygon>
            <draw:polygon draw:style-name="gr63" draw:text-style-name="P11" draw:layer="layout" svg:width="0.963cm" svg:height="1.114cm" svg:x="5.554cm" svg:y="3.779cm" svg:viewBox="0 0 964 1115" draw:points="0,1115 0,557 964,0 964,557">
              <text:p/>
            </draw:polygon>
            <draw:line draw:style-name="gr64" draw:text-style-name="P14" draw:layer="layout" svg:x1="5.349cm" svg:y1="4.754cm" svg:x2="5.445cm" svg:y2="4.698cm">
              <text:p/>
            </draw:line>
            <draw:path draw:style-name="gr65" draw:text-style-name="P11" draw:layer="layout" svg:width="0.385cm" svg:height="0.488cm" svg:x="5.107cm" svg:y="4.231cm" svg:viewBox="0 0 386 489" svg:d="M193 22c96 56 193 223 193 334s-97 167-193 111c-97-55-193-222-193-334 0-111 96-167 193-111z">
              <text:p/>
            </draw:path>
            <draw:path draw:style-name="gr66" draw:text-style-name="P17" draw:layer="layout" svg:width="0.36cm" svg:height="0.488cm" svg:x="5cm" svg:y="4.292cm" svg:viewBox="0 0 361 489" svg:d="M168 22c97 55 193 223 193 334s-96 167-193 111c-96-56-168-221-168-332s72-169 168-113z">
              <text:p/>
            </draw:path>
            <draw:line draw:style-name="gr67" draw:text-style-name="P14" draw:layer="layout" svg:x1="5.059cm" svg:y1="4.308cm" svg:x2="5.203cm" svg:y2="4.225cm">
              <text:p/>
            </draw:line>
            <draw:polygon draw:style-name="gr68" draw:text-style-name="P9" draw:layer="layout" svg:width="1.445cm" svg:height="0.835cm" svg:x="5.072cm" svg:y="3.5cm" svg:viewBox="0 0 1446 836" draw:points="482,836 0,557 964,0 1446,279">
              <text:p/>
            </draw:polygon>
            <draw:path draw:style-name="gr69" draw:text-style-name="P15" draw:layer="layout" svg:width="1.516cm" svg:height="1.81cm" svg:x="5.001cm" svg:y="3.5cm" svg:viewBox="0 0 1517 1811" svg:d="M71 557l964-557 482 279v557l-385 223 385 195v557l-337-195-193 111-97-55v-474l-337 195c0 0-161-93-241-139-193 111-434-363-241-446z">
              <text:p/>
            </draw:path>
          </draw:g>
        </draw:g>
        <draw:g xml:id="id7" draw:id="id7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70" draw:text-style-name="P8" draw:layer="layout" svg:width="1.011cm" svg:height="0.336cm" svg:x="5.988cm" svg:y="8.113cm" svg:viewBox="0 0 1012 337" svg:d="M0 334c133 0 1012 28 1012-83 0-112-350-251-482-251 0 83-530 223-530 334z">
            <text:p/>
          </draw:path>
          <draw:g>
            <draw:polygon draw:style-name="gr71" draw:text-style-name="P13" draw:layer="layout" svg:width="0.481cm" svg:height="0.807cm" svg:x="6.036cm" svg:y="7.723cm" svg:viewBox="0 0 482 808" draw:points="0,530 0,0 482,251 482,808">
              <text:p/>
            </draw:polygon>
            <draw:polygon draw:style-name="gr72" draw:text-style-name="P9" draw:layer="layout" svg:width="0.336cm" svg:height="0.194cm" svg:x="5.988cm" svg:y="8.085cm" svg:viewBox="0 0 337 195" draw:points="96,195 0,139 241,0 337,56">
              <text:p/>
            </draw:polygon>
            <draw:polygon draw:style-name="gr73" draw:text-style-name="P13" draw:layer="layout" svg:width="0.095cm" svg:height="0.752cm" svg:x="5.891cm" svg:y="7.695cm" svg:viewBox="0 0 96 753" draw:points="0,697 0,0 96,56 96,753">
              <text:p/>
            </draw:polygon>
            <draw:polygon draw:style-name="gr74" draw:text-style-name="P11" draw:layer="layout" svg:width="0.336cm" svg:height="0.752cm" svg:x="5.988cm" svg:y="7.695cm" svg:viewBox="0 0 337 753" draw:points="0,753 0,56 96,0 96,585 337,446 337,557">
              <text:p/>
            </draw:polygon>
            <draw:polygon draw:style-name="gr75" draw:text-style-name="P13" draw:layer="layout" svg:width="0.481cm" svg:height="0.835cm" svg:x="5.072cm" svg:y="7.277cm" svg:viewBox="0 0 482 836" draw:points="0,557 0,0 482,279 482,836">
              <text:p/>
            </draw:polygon>
            <draw:polygon draw:style-name="gr76" draw:text-style-name="P11" draw:layer="layout" svg:width="0.963cm" svg:height="1.114cm" svg:x="5.554cm" svg:y="6.999cm" svg:viewBox="0 0 964 1115" draw:points="0,1115 0,557 964,0 964,557">
              <text:p/>
            </draw:polygon>
            <draw:line draw:style-name="gr77" draw:text-style-name="P14" draw:layer="layout" svg:x1="5.349cm" svg:y1="7.974cm" svg:x2="5.445cm" svg:y2="7.918cm">
              <text:p/>
            </draw:line>
            <draw:path draw:style-name="gr78" draw:text-style-name="P11" draw:layer="layout" svg:width="0.385cm" svg:height="0.488cm" svg:x="5.107cm" svg:y="7.451cm" svg:viewBox="0 0 386 489" svg:d="M193 22c96 56 193 223 193 334s-97 167-193 111c-97-55-193-222-193-334 0-111 96-167 193-111z">
              <text:p/>
            </draw:path>
            <draw:path draw:style-name="gr79" draw:text-style-name="P17" draw:layer="layout" svg:width="0.36cm" svg:height="0.488cm" svg:x="5cm" svg:y="7.512cm" svg:viewBox="0 0 361 489" svg:d="M168 22c97 55 193 223 193 334s-96 167-193 111c-96-56-168-221-168-332s72-169 168-113z">
              <text:p/>
            </draw:path>
            <draw:line draw:style-name="gr80" draw:text-style-name="P14" draw:layer="layout" svg:x1="5.059cm" svg:y1="7.528cm" svg:x2="5.203cm" svg:y2="7.445cm">
              <text:p/>
            </draw:line>
            <draw:polygon draw:style-name="gr81" draw:text-style-name="P9" draw:layer="layout" svg:width="1.445cm" svg:height="0.835cm" svg:x="5.072cm" svg:y="6.72cm" svg:viewBox="0 0 1446 836" draw:points="482,836 0,557 964,0 1446,279">
              <text:p/>
            </draw:polygon>
            <draw:path draw:style-name="gr82" draw:text-style-name="P15" draw:layer="layout" svg:width="1.516cm" svg:height="1.81cm" svg:x="5.001cm" svg:y="6.72cm" svg:viewBox="0 0 1517 1811" svg:d="M71 557l964-557 482 279v557l-385 223 385 195v557l-337-195-193 111-97-55v-474l-337 195c0 0-161-93-241-139-193 111-434-363-241-446z">
              <text:p/>
            </draw:path>
          </draw:g>
        </draw:g>
        <draw:g xml:id="id8" draw:id="id8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83" draw:text-style-name="P8" draw:layer="layout" svg:width="1.011cm" svg:height="0.336cm" svg:x="5.988cm" svg:y="11.093cm" svg:viewBox="0 0 1012 337" svg:d="M0 334c133 0 1012 28 1012-83 0-112-350-251-482-251 0 83-530 223-530 334z">
            <text:p/>
          </draw:path>
          <draw:g>
            <draw:polygon draw:style-name="gr84" draw:text-style-name="P13" draw:layer="layout" svg:width="0.481cm" svg:height="0.807cm" svg:x="6.036cm" svg:y="10.703cm" svg:viewBox="0 0 482 808" draw:points="0,530 0,0 482,251 482,808">
              <text:p/>
            </draw:polygon>
            <draw:polygon draw:style-name="gr85" draw:text-style-name="P9" draw:layer="layout" svg:width="0.336cm" svg:height="0.194cm" svg:x="5.988cm" svg:y="11.065cm" svg:viewBox="0 0 337 195" draw:points="96,195 0,139 241,0 337,56">
              <text:p/>
            </draw:polygon>
            <draw:polygon draw:style-name="gr86" draw:text-style-name="P13" draw:layer="layout" svg:width="0.095cm" svg:height="0.752cm" svg:x="5.891cm" svg:y="10.675cm" svg:viewBox="0 0 96 753" draw:points="0,697 0,0 96,56 96,753">
              <text:p/>
            </draw:polygon>
            <draw:polygon draw:style-name="gr87" draw:text-style-name="P11" draw:layer="layout" svg:width="0.336cm" svg:height="0.752cm" svg:x="5.988cm" svg:y="10.675cm" svg:viewBox="0 0 337 753" draw:points="0,753 0,56 96,0 96,585 337,446 337,557">
              <text:p/>
            </draw:polygon>
            <draw:polygon draw:style-name="gr88" draw:text-style-name="P13" draw:layer="layout" svg:width="0.481cm" svg:height="0.835cm" svg:x="5.072cm" svg:y="10.257cm" svg:viewBox="0 0 482 836" draw:points="0,557 0,0 482,279 482,836">
              <text:p/>
            </draw:polygon>
            <draw:polygon draw:style-name="gr89" draw:text-style-name="P11" draw:layer="layout" svg:width="0.963cm" svg:height="1.114cm" svg:x="5.554cm" svg:y="9.979cm" svg:viewBox="0 0 964 1115" draw:points="0,1115 0,557 964,0 964,557">
              <text:p/>
            </draw:polygon>
            <draw:line draw:style-name="gr90" draw:text-style-name="P14" draw:layer="layout" svg:x1="5.349cm" svg:y1="10.954cm" svg:x2="5.445cm" svg:y2="10.898cm">
              <text:p/>
            </draw:line>
            <draw:path draw:style-name="gr91" draw:text-style-name="P11" draw:layer="layout" svg:width="0.385cm" svg:height="0.488cm" svg:x="5.107cm" svg:y="10.431cm" svg:viewBox="0 0 386 489" svg:d="M193 22c96 56 193 223 193 334s-97 167-193 111c-97-55-193-222-193-334 0-111 96-167 193-111z">
              <text:p/>
            </draw:path>
            <draw:path draw:style-name="gr92" draw:text-style-name="P17" draw:layer="layout" svg:width="0.36cm" svg:height="0.488cm" svg:x="5cm" svg:y="10.492cm" svg:viewBox="0 0 361 489" svg:d="M168 22c97 55 193 223 193 334s-96 167-193 111c-96-56-168-221-168-332s72-169 168-113z">
              <text:p/>
            </draw:path>
            <draw:line draw:style-name="gr93" draw:text-style-name="P14" draw:layer="layout" svg:x1="5.059cm" svg:y1="10.508cm" svg:x2="5.203cm" svg:y2="10.425cm">
              <text:p/>
            </draw:line>
            <draw:polygon draw:style-name="gr94" draw:text-style-name="P9" draw:layer="layout" svg:width="1.445cm" svg:height="0.835cm" svg:x="5.072cm" svg:y="9.7cm" svg:viewBox="0 0 1446 836" draw:points="482,836 0,557 964,0 1446,279">
              <text:p/>
            </draw:polygon>
            <draw:path draw:style-name="gr95" draw:text-style-name="P15" draw:layer="layout" svg:width="1.516cm" svg:height="1.81cm" svg:x="5.001cm" svg:y="9.7cm" svg:viewBox="0 0 1517 1811" svg:d="M71 557l964-557 482 279v557l-385 223 385 195v557l-337-195-193 111-97-55v-474l-337 195c0 0-161-93-241-139-193 111-434-363-241-446z">
              <text:p/>
            </draw:path>
          </draw:g>
        </draw:g>
        <draw:frame draw:style-name="gr96" draw:text-style-name="P18" draw:layer="layout" svg:width="1.709cm" svg:height="2.351cm" svg:x="22.6cm" svg:y="8.4cm">
          <draw:image xlink:href="Pictures/2000007000000B9E00000FF0BF3E181ADFB228ED.svm" xlink:type="simple" xlink:show="embed" xlink:actuate="onLoad" draw:mime-type="image/x-svm">
            <text:p/>
          </draw:image>
          <draw:image xlink:href="Pictures/10000001000000700000009A71996962089AAB98.png" xlink:type="simple" xlink:show="embed" xlink:actuate="onLoad" draw:mime-type="image/png"/>
        </draw:frame>
        <draw:frame draw:style-name="gr97" draw:text-style-name="P19" draw:layer="layout" svg:width="1.9cm" svg:height="0.8cm" svg:x="22.4cm" svg:y="10.9cm">
          <draw:text-box>
            <text:p text:style-name="P1">User</text:p>
          </draw:text-box>
        </draw:frame>
        <draw:connector draw:style-name="gr6" draw:text-style-name="P7" draw:layer="layout" draw:line-skew="-0.048cm" svg:x1="20.2cm" svg:y1="9.745cm" svg:x2="17.5cm" svg:y2="7.299cm" draw:start-shape="id3" draw:start-glue-point="3" draw:end-shape="id1" draw:end-glue-point="5" svg:d="M20200 9745h-1400v-2446h-1300" svg:viewBox="0 0 2701 2447">
          <text:p/>
        </draw:connector>
        <draw:g xml:id="id4" draw:id="id4"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98" draw:text-style-name="P8" draw:layer="layout" svg:width="1.527cm" svg:height="0.929cm" svg:x="22.106cm" svg:y="5.17cm" svg:viewBox="0 0 1528 930" svg:d="M0 930c220 0 1528-419 1528-605 0-185-161-325-322-325 0 140-1206 697-1206 930z">
            <text:p/>
          </draw:path>
          <draw:g>
            <draw:polygon draw:style-name="gr99" draw:text-style-name="P13" draw:layer="layout" svg:width="1.205cm" svg:height="1.394cm" svg:x="20.9cm" svg:y="4.612cm" svg:viewBox="0 0 1206 1395" draw:points="0,697 0,0 1206,697 1206,1395">
              <text:p/>
            </draw:polygon>
            <draw:polygon draw:style-name="gr100" draw:text-style-name="P20" draw:layer="layout" svg:width="1.205cm" svg:height="1.394cm" svg:x="22.106cm" svg:y="4.612cm" svg:viewBox="0 0 1206 1395" draw:points="0,1395 0,697 1206,0 1206,697">
              <text:p/>
            </draw:polygon>
            <draw:polygon draw:style-name="gr101" draw:text-style-name="P9" draw:layer="layout" svg:width="2.411cm" svg:height="1.394cm" svg:x="20.9cm" svg:y="3.915cm" svg:viewBox="0 0 2412 1395" draw:points="1206,1395 0,697 1206,0 2412,697">
              <text:p/>
            </draw:polygon>
            <draw:polygon draw:style-name="gr102" draw:text-style-name="P21" draw:layer="layout" svg:width="0.08cm" svg:height="0.185cm" svg:x="21.879cm" svg:y="5.364cm" svg:viewBox="0 0 81 186" draw:points="0,140 0,0 81,47 81,186">
              <text:p/>
            </draw:polygon>
            <draw:polygon draw:style-name="gr103" draw:text-style-name="P13" draw:layer="layout" svg:width="0.321cm" svg:height="0.278cm" svg:x="21.785cm" svg:y="5.82cm" svg:viewBox="0 0 322 279" draw:points="0,93 0,0 322,186 322,279">
              <text:p/>
            </draw:polygon>
            <draw:polygon draw:style-name="gr104" draw:text-style-name="P13" draw:layer="layout" svg:width="0.321cm" svg:height="0.278cm" svg:x="20.9cm" svg:y="5.31cm" svg:viewBox="0 0 322 279" draw:points="0,93 0,0 322,186 322,279">
              <text:p/>
            </draw:polygon>
            <draw:polygon draw:style-name="gr105" draw:text-style-name="P11" draw:layer="layout" svg:width="0.321cm" svg:height="0.278cm" svg:x="22.106cm" svg:y="5.82cm" svg:viewBox="0 0 322 279" draw:points="0,279 0,186 322,0 322,93">
              <text:p/>
            </draw:polygon>
            <draw:polygon draw:style-name="gr106" draw:text-style-name="P11" draw:layer="layout" svg:width="0.321cm" svg:height="0.278cm" svg:x="22.991cm" svg:y="5.31cm" svg:viewBox="0 0 322 279" draw:points="0,279 0,186 322,0 322,93">
              <text:p/>
            </draw:polygon>
            <draw:polygon draw:style-name="gr107" draw:text-style-name="P15" draw:layer="layout" svg:width="2.411cm" svg:height="2.184cm" svg:x="20.9cm" svg:y="3.915cm" svg:viewBox="0 0 2412 2185" draw:points="0,1487 0,697 1206,0 2412,697 2412,1487 2091,1673 2091,1580 1528,1905 1528,1998 1206,2185 885,1998 885,1905 322,1580 322,1673">
              <text:p/>
            </draw:polygon>
          </draw:g>
        </draw:g>
        <draw:frame draw:style-name="gr108" draw:text-style-name="P6" draw:layer="layout" svg:width="3.5cm" svg:height="0.645cm" svg:x="20.4cm" svg:y="6.3cm">
          <draw:text-box>
            <text:p text:style-name="P1">External system</text:p>
          </draw:text-box>
        </draw:frame>
        <draw:connector draw:style-name="gr6" draw:text-style-name="P7" draw:layer="layout" draw:line-skew="-0.398cm" svg:x1="17.5cm" svg:y1="5.801cm" svg:x2="20.9cm" svg:y2="5.007cm" draw:start-shape="id1" draw:start-glue-point="4" draw:end-shape="id4" draw:end-glue-point="3" svg:d="M17500 5801h1300v-794h2100" svg:viewBox="0 0 3401 795">
          <text:p/>
        </draw:connector>
        <draw:custom-shape draw:style-name="gr3" draw:text-style-name="P4" draw:layer="layout" svg:width="3.15cm" svg:height="3cm" svg:x="10.1cm" svg:y="5.4cm">
          <draw:glue-point draw:id="4" svg:x="5cm" svg:y="-2.666cm"/>
          <draw:glue-point draw:id="5" svg:x="5cm" svg:y="2.333cm"/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5cm" svg:height="3cm" svg:x="9.9cm" svg:y="5.2cm">
          <draw:glue-point draw:id="4" svg:x="5cm" svg:y="-2.666cm"/>
          <draw:glue-point draw:id="5" svg:x="5cm" svg:y="2.333cm"/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15cm" svg:height="3cm" svg:x="9.7cm" svg:y="5cm">
          <draw:glue-point draw:id="4" svg:x="5cm" svg:y="-2.666cm"/>
          <draw:glue-point draw:id="5" svg:x="5.047cm" svg:y="0.333cm"/>
          <draw:glue-point draw:id="6" svg:x="-5cm" svg:y="-2.666cm"/>
          <draw:glue-point draw:id="7" svg:x="-5cm" svg:y="2.333cm"/>
          <text:p text:style-name="P1"><text:span text:style-name="T1">Stream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0.007cm" svg:x1="7cm" svg:y1="4.405cm" svg:x2="9.7cm" svg:y2="5.701cm" draw:start-shape="id5" draw:start-glue-point="1" draw:end-shape="id6" draw:end-glue-point="6" svg:d="M7000 4405h1350v1296h1350" svg:viewBox="0 0 2701 1297">
          <text:p/>
        </draw:connector>
        <draw:connector draw:style-name="gr6" draw:text-style-name="P7" draw:layer="layout" draw:line-skew="-0.893cm" svg:x1="7cm" svg:y1="7.625cm" svg:x2="9.7cm" svg:y2="6.5cm" draw:start-shape="id7" draw:start-glue-point="1" draw:end-shape="id6" draw:end-glue-point="3" svg:d="M7000 7625h450v-1125h2250" svg:viewBox="0 0 2701 1126">
          <text:p/>
        </draw:connector>
        <draw:connector draw:style-name="gr6" draw:text-style-name="P7" draw:layer="layout" draw:line-skew="0.007cm" svg:x1="7cm" svg:y1="10.605cm" svg:x2="9.7cm" svg:y2="7.199cm" draw:start-shape="id8" draw:start-glue-point="1" draw:end-shape="id6" draw:end-glue-point="7" svg:d="M7000 10605h1350v-3406h1350" svg:viewBox="0 0 2701 3407">
          <text:p/>
        </draw:connector>
        <draw:connector draw:style-name="gr6" draw:text-style-name="P7" draw:layer="layout" svg:x1="12.85cm" svg:y1="6.599cm" svg:x2="14.35cm" svg:y2="6.6cm" draw:start-shape="id6" draw:start-glue-point="5" draw:end-shape="id1" draw:end-glue-point="3" svg:d="M12850 6599h750v1h750" svg:viewBox="0 0 1501 2">
          <text:p/>
        </draw:connector>
        <draw:custom-shape draw:style-name="gr109" draw:text-style-name="P7" draw:layer="layout" svg:width="28cm" svg:height="11.2cm" svg:x="0cm" svg:y="2.4cm">
          <text:p/>
          <draw:enhanced-geometry svg:viewBox="0 0 21600 21600" draw:type="rectangle" draw:enhanced-path="M 0 0 L 21600 0 21600 21600 0 21600 0 0 Z N"/>
        </draw:custom-shape>
        <draw:frame draw:style-name="gr97" draw:text-style-name="P19" draw:layer="layout" svg:width="1.9cm" svg:height="0.8cm" svg:x="4.9cm" svg:y="5.4cm">
          <draw:text-box>
            <text:p text:style-name="P1">Camera</text:p>
          </draw:text-box>
        </draw:frame>
        <draw:frame draw:style-name="gr97" draw:text-style-name="P19" draw:layer="layout" svg:width="1.9cm" svg:height="0.8cm" svg:x="4.8cm" svg:y="8.6cm">
          <draw:text-box>
            <text:p text:style-name="P1">Camera</text:p>
          </draw:text-box>
        </draw:frame>
        <draw:frame draw:style-name="gr97" draw:text-style-name="P19" draw:layer="layout" svg:width="1.9cm" svg:height="0.8cm" svg:x="4.9cm" svg:y="11.5cm">
          <draw:text-box>
            <text:p text:style-name="P1">Camera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ormalny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adornments="Normalny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na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adornments="Regularna" style:font-family-generic="swiss" style:font-pitch="variable"/>
    <style:font-face style:name="微软雅黑" svg:font-family="微软雅黑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Light_20_Grey_20_Linear_20_L" draw:display-name="Light Grey Linear L" draw:style="linear" draw:start-color="#b3b3b3" draw:end-color="#e5e5e5" draw:start-intensity="100%" draw:end-intensity="100%" draw:angle="180deg" draw:border="10%"/>
    <draw:gradient draw:name="Light_20_Grey_20_Linear_20_T" draw:display-name="Light Grey Linear T" draw:style="linear" draw:start-color="#b3b3b3" draw:end-color="#e5e5e5" draw:start-intensity="100%" draw:end-intensity="100%" draw:angle="0deg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stroke-dash draw:name="Dash_20_Dot_20_3" draw:display-name="Dash Dot 3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Normalny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ezary Dołęga</meta:initial-creator>
    <meta:creation-date>2022-01-27T18:42:46.459000000</meta:creation-date>
    <dc:date>2022-01-27T19:35:27.788000000</dc:date>
    <dc:creator>Cezary Dołęga</dc:creator>
    <meta:editing-duration>PT19M10S</meta:editing-duration>
    <meta:editing-cycles>9</meta:editing-cycles>
    <meta:generator>LibreOffice/7.2.5.2$Windows_X86_64 LibreOffice_project/499f9727c189e6ef3471021d6132d4c694f357e5</meta:generator>
    <meta:document-statistic meta:object-count="133"/>
  </office:meta>
</office:document-meta>
</file>